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ГОСТ 2.304-81" svg:font-family="'ГОСТ 2.304-81'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ГОСТ 2.304-811" fo:font-size="18pt" fo:language="de" fo:country="DE" fo:font-style="normal" style:letter-kerning="false" fo:background-color="transparent" style:font-size-asian="18pt" style:font-style-asian="normal" style:font-size-complex="18pt" style:font-style-complex="normal"/>
    </style:style>
    <style:style style:name="T1" style:family="text">
      <style:text-properties style:font-name="ГОСТ 2.304-81"/>
    </style:style>
    <style:style style:name="T2" style:family="text">
      <style:text-properties style:font-name="ГОСТ 2.304-81" fo:language="en" fo:country="US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̆a аăӗt̆в</text:p>
      <text:p text:style-name="P1">i <text:span text:style-name="T3">ǐ</text:span><text:span text:style-name="T1"> <text:s/>j j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ГОСТ 2.304-81" svg:font-family="'ГОСТ 2.304-81'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Бетке</meta:initial-creator>
    <meta:creation-date>2015-04-02T23:43:14.89</meta:creation-date>
    <dc:date>2015-04-19T20:34:44.90</dc:date>
    <dc:creator>Сергей Бетке</dc:creator>
    <meta:editing-duration>PT1H18M19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1" meta:paragraph-count="2" meta:word-count="6" meta:character-count="23"/>
  </office:meta>
</office:document-meta>
</file>